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orphans="2" fo:widows="2" fo:text-indent="0in" style:auto-text-indent="false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 style:master-page-name="Converted1">
      <style:paragraph-properties fo:margin-left="0in" fo:margin-right="0in" fo:margin-top="0in" fo:margin-bottom="0in" loext:contextual-spacing="false" fo:line-height="100%" fo:keep-together="auto" fo:orphans="0" fo:widows="0" fo:text-indent="0in" style:auto-text-indent="false" style:page-number="auto" fo:padding="0in" fo:border="none" fo:keep-with-next="auto"/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24" style:family="paragraph" style:parent-style-name="Standard">
      <style:paragraph-properties fo:margin-top="0.1665in" fo:margin-bottom="0.1665in" loext:contextual-spacing="false" fo:line-height="100%"/>
    </style:style>
    <style:style style:name="P2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6" style:family="paragraph" style:parent-style-name="Heading_20_1" style:list-style-name="WWNum2"/>
    <style:style style:name="P27" style:family="paragraph" style:parent-style-name="Heading_20_1">
      <style:paragraph-properties fo:margin-left="0.3in" fo:margin-right="0in" fo:text-align="justify" style:justify-single-word="false" fo:text-indent="0in" style:auto-text-indent="false"/>
    </style:style>
    <style:style style:name="P28" style:family="paragraph" style:parent-style-name="Heading_20_1" style:list-style-name="WWNum2">
      <style:paragraph-properties fo:margin-top="0.1665in" fo:margin-bottom="0.1665in" loext:contextual-spacing="false" fo:line-height="100%"/>
    </style:style>
    <style:style style:name="P29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color="#336633" fo:font-size="14pt" style:font-size-asian="14pt" style:font-size-complex="14pt"/>
    </style:style>
    <style:style style:name="T13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4" style:family="text">
      <style:text-properties style:font-name="Verdana" fo:font-size="10pt" style:font-name-asian="Verdana1" style:font-size-asian="10pt" style:font-name-complex="Verdana1" style:font-size-complex="10pt"/>
    </style:style>
    <style:style style:name="T15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6" style:family="text">
      <style:text-properties fo:font-size="10pt" fo:font-weight="bold" style:font-size-asian="10pt" style:font-weight-asian="bold" style:font-size-complex="10pt"/>
    </style:style>
    <style:style style:name="T17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8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9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0" style:family="text">
      <style:text-properties fo:font-variant="small-caps" fo:color="#336633" fo:font-size="16pt" style:font-size-asian="16pt" style:font-size-complex="16pt"/>
    </style:style>
    <style:style style:name="T21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2" style:family="text">
      <style:text-properties fo:font-variant="small-caps" fo:color="#669966" fo:font-size="14pt" style:font-size-asian="14pt" style:font-size-complex="14pt"/>
    </style:style>
    <style:style style:name="T23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font-weight="bold" style:font-weight-asian="bold"/>
    </style:style>
    <style:style style:name="T26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Desarrollo Web en Entorno Cliente</text:span><text:span text:style-name="T2"><text:line-break/></text:span><text:span text:style-name="T3">UD 02. Sintaxis Javascript ES6 - Actividades 03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4"><text:span text:style-name="T5">Actualizado Septiembre 2020</text:span></text:p>
      <text:p text:style-name="P5"/>
      <text:p text:style-name="P5"/>
      <text:p text:style-name="P6"><text:span text:style-name="T12">Licencia</text:span></text:p>
      <text:p text:style-name="P8"/>
      <text:p text:style-name="P7"><text:span text:style-name="T13">Reconocimiento – NoComercial - CompartirIgual (BY-NC-SA)</text:span><text:span text:style-name="T14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6">📖 </text:span><text:span text:style-name="T9">Importante</text:span></text:p>
      <text:p text:style-name="P13"/>
      <text:p text:style-name="P12"><text:span text:style-name="T17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27"/>
      <text:p text:style-name="P14"><text:span text:style-name="T18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vaxbrti5oon2" text:style-name="Index_20_Link" text:visited-style-name="Index_20_Link"><text:span text:style-name="T15">1. Actividad 1</text:span></text:a><text:span text:style-name="T15"><text:tab/>3</text:span></text:p>
          <text:p text:style-name="P20"><text:span text:style-name="T15">2</text:span><text:a xlink:type="simple" xlink:href="#_vaxbrti5oon2" text:style-name="Index_20_Link" text:visited-style-name="Index_20_Link"><text:span text:style-name="T15">. </text:span></text:a><text:a xlink:type="simple" xlink:href="#_h5pj1siuy8sy" text:style-name="Index_20_Link" text:visited-style-name="Index_20_Link"><text:span text:style-name="T15">Actividad 2</text:span></text:a><text:span text:style-name="T15"><text:tab/>3</text:span></text:p>
          <text:p text:style-name="P20"><text:span text:style-name="T15">3</text:span><text:a xlink:type="simple" xlink:href="#_vaxbrti5oon2" text:style-name="Index_20_Link" text:visited-style-name="Index_20_Link"><text:span text:style-name="T15">. </text:span></text:a><text:a xlink:type="simple" xlink:href="#_v6y3eyruz38u" text:style-name="Index_20_Link" text:visited-style-name="Index_20_Link"><text:span text:style-name="T15">Actividad 3</text:span></text:a><text:span text:style-name="T15"><text:tab/>3</text:span></text:p>
          <text:p text:style-name="P21"><text:span text:style-name="T15">4</text:span><text:a xlink:type="simple" xlink:href="#_vaxbrti5oon2" text:style-name="Index_20_Link" text:visited-style-name="Index_20_Link"><text:span text:style-name="T15">. </text:span></text:a><text:a xlink:type="simple" xlink:href="#_g1qlmy5ta6mu" text:style-name="Index_20_Link" text:visited-style-name="Index_20_Link"><text:span text:style-name="T15">Autores (en orden alfabético)</text:span></text:a><text:span text:style-name="T15"><text:tab/>3</text:span></text:p>
        </text:index-body>
      </text:table-of-content>
      <text:p text:style-name="P18"><text:span text:style-name="T19">UD0</text:span><text:span text:style-name="T20">2</text:span><text:span text:style-name="T21">. Sintax</text:span><text:span text:style-name="T20">is Javascript ES6 - Actividades 03</text:span></text:p>
      <text:p text:style-name="P23"><text:span text:style-name="T16">📖 </text:span><text:span text:style-name="T25">Importante 1: </text:span>no intentes copiar ejercicios ni tan siquiera “ver un poco” código de otros compañeros. Es el mayor error de quien empieza a programar, ya que luego no sabe resolver problemas por sí mismo y da una falsa sensación de aprendizaje.</text:p>
      <text:p text:style-name="Standard"/>
      <text:p text:style-name="P23"><text:span text:style-name="T16">📖 </text:span><text:span text:style-name="T25">Importante 2: </text:span>si en programación algo no sale a la primera... es totalmente normal. Es parte del aprendizaje. ¿Cómo crees que aprendieron los mejores programadores?</text:p>
      <text:list xml:id="list3678204831" text:style-name="WWNum2">
        <text:list-item>
          <text:p text:style-name="P26"><text:bookmark text:name="_vaxbrti5oon2"/>Actividad 1</text:p>
        </text:list-item>
      </text:list>
      <text:p text:style-name="P24">Diseña una clase “Colegio”. Dicha clase tendrá como atributos “nombre”, numeroAulas” y “numeroAlumnos”. Cada alumno se representará como un objeto de la clase “Alumno”. En ella se guardaran los atributos “DNI”, “nombre” y “notaMedia”.</text:p>
      <text:p text:style-name="P24">Implementa métodos en Colegio y Alumno para modificar la nota media.</text:p>
      <text:p text:style-name="P23"><text:span text:style-name="T17">❕</text:span><text:span text:style-name="T26"> </text:span><text:span text:style-name="T25">Atención: </text:span>verifica que funcione correctamente con un par de ejemplos.</text:p>
      <text:list xml:id="list171817516569396" text:continue-numbering="true" text:style-name="WWNum2">
        <text:list-item>
          <text:p text:style-name="P26"><text:bookmark text:name="_h5pj1siuy8sy"/>Actividad 2</text:p>
        </text:list-item>
      </text:list>
      <text:p text:style-name="P24">Diseña una clase “Aeropuerto”. Tendrá como atributos “nombre”, “ciudad” y “numeroVuelosDiarios”. Cada vuelo diario se representará como una objeto de la clase “Vuelo”. En ella se guardaran los atributos “codigo”, “hora_llegada” y “hora_salida”.</text:p>
      <text:p text:style-name="P24">Implementa métodos en aeropuerto y vuelo para modificar la hora de llegada, para modificar la hora de salida y para comprobar si la hora de salida es posterior a la hora de llegada.</text:p>
      <text:p text:style-name="P23"><text:span text:style-name="T17">❕</text:span><text:span text:style-name="T26"> </text:span><text:span text:style-name="T25">Atención: </text:span>verifica que funcione correctamente con un par de ejemplos.</text:p>
      <text:list xml:id="list171816670541531" text:continue-numbering="true" text:style-name="WWNum2">
        <text:list-item>
          <text:p text:style-name="P28"><text:bookmark text:name="_v6y3eyruz38u"/>Actividad 3</text:p>
        </text:list-item>
      </text:list>
      <text:p text:style-name="P24">Diseña una clase “Hospital”. Tendrá como atributos “nombre”, “ciudad” y “numPacientes” (número de pacientes ingresados). Cada paciente se representará como un objeto de la clase “Paciente”. En ella se guardaran los atributos “DNI”, “nombre”, “enfermedad”.</text:p>
      <text:p text:style-name="P24">Implementa un método en “Hospital” que reciba el código de paciente y se le de alta a dicho paciente (equivale a eliminar al paciente).</text:p>
      <text:list xml:id="list171815840570391" text:continue-numbering="true" text:style-name="WWNum2">
        <text:list-item>
          <text:p text:style-name="P26"><text:bookmark text:name="_g1qlmy5ta6mu"/>Autores (en orden alfabético)</text:p>
        </text:list-item>
      </text:list>
      <text:p text:style-name="P22">A continuación ofrecemos en orden alfabético el listado de autores que han hecho aportaciones a este documento:</text:p>
      <text:list xml:id="list3809578398" text:style-name="WWNum1">
        <text:list-item>
          <text:p text:style-name="P25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2. Sintaxis Javascript ES6 - Actividades 0</text:span><text:span text:style-name="MT2">3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2 - Página</text:span><text:span text:style-name="MT1">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34" meta:word-count="429" meta:character-count="2697" meta:non-whitespace-character-count="2302"/>
    <meta:generator>LibreOfficeDev/6.0.5.2$Linux_X86_64 LibreOffice_project/</meta:generator>
  </office:meta>
</office:document-meta>
</file>